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3"><text:soft-page-break/>Sat Nov 25, 2017 <text:span text:style-name="T1">5.5 miles</text:span> </text:p>
      <text:p text:style-name="P3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3"/>
      <text:p text:style-name="P3">Sun Nov 26, 2017 <text:span text:style-name="T1">2.25 miles</text:span> <text:s/></text:p>
      <text:p text:style-name="P3">The temperature was in the mid 30's and I wore sweat clothes to run on the high school track. <text:s/>I ran 2 miles in 19:39 going faster as I ran. Then I jogged ¼ mile.</text:p>
      <text:p text:style-name="P3"/>
      <text:p text:style-name="P3">Mon Nov 27, 2017 <text:span text:style-name="T1">5 miles</text:span> <text:s/></text:p>
      <text:p text:style-name="P3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7T09:40:00.63</dc:date>
    <dc:creator>James Lombardi</dc:creator>
    <meta:editing-duration>PT9H50M39S</meta:editing-duration>
    <meta:editing-cycles>58</meta:editing-cycles>
    <meta:generator>OpenOffice/4.1.2$Win32 OpenOffice.org_project/412m3$Build-9782</meta:generator>
    <meta:document-statistic meta:table-count="0" meta:image-count="0" meta:object-count="0" meta:page-count="7" meta:paragraph-count="127" meta:word-count="1983" meta:character-count="9393"/>
  </office:meta>
</office:document-meta>
</file>